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normal" style:font-weight-asian="normal" style:font-weight-complex="normal"/>
    </style:style>
    <style:style style:name="P5" style:family="paragraph" style:parent-style-name="Standard">
      <style:text-properties style:text-position="0% 100%" fo:font-weight="bold" style:font-weight-asian="bold" style:font-weight-complex="bold"/>
    </style:style>
    <style:style style:name="P6" style:family="paragraph" style:parent-style-name="Standard">
      <style:text-properties style:text-position="sub 58%" fo:font-weight="normal" style:font-weight-asian="normal" style:font-weight-complex="normal"/>
    </style:style>
    <style:style style:name="P7" style:family="paragraph" style:parent-style-name="Horizontal_20_Line">
      <style:text-properties fo:font-style="italic" style:font-style-asian="italic" style:font-style-complex="italic"/>
    </style:style>
    <style:style style:name="P8" style:family="paragraph" style:parent-style-name="Standard">
      <style:text-properties style:text-position="0% 100%" fo:font-weight="normal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de" fo:country="DE" style:letter-kerning="true" style:font-name-asian="Bitstream Vera Sans2" style:font-size-asian="12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Horizontal_20_Line">
      <style:text-properties fo:font-style="italic" style:font-style-asian="italic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>TUEB 07, Jochen Süßmuth, Mo 16 – 18 Uhr</text:p>
        <text:p text:style-name="P1">Neumann, Dominik</text:p>
        <text:p text:style-name="P1">21325949</text:p>
        <text:p text:style-name="P1">Übungsblatt %%%</text:p>
        <text:p text:style-name="P2"/>
      </style:header>
      <style:footer>
        <text:p text:style-name="Footer"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domi</meta:initial-creator>
    <meta:creation-date>2007-10-22T20:02:42</meta:creation-date>
    <dc:creator>domi</dc:creator>
    <dc:date>2007-10-26T19:29:24</dc:date>
    <dc:language>de-DE</dc:language>
    <meta:editing-cycles>42</meta:editing-cycles>
    <meta:editing-duration>PT2H40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2" meta:character-count="84"/>
  </office:meta>
</office:document-meta>
</file>